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b4c7dc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2"/>
        <table:table-column table:style-name="co2" table:number-columns-repeated="2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Veri Gorunumu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ablo:Futbolcu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İ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 AI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Soyad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dtarih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Forma_no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Taki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vki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ablo:takim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İ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 AI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Stad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ablo:Mevki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İ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 AI</text:p>
          </table:table-cell>
        </table:table-row>
        <table:table-row table:style-name="ro1">
          <table:table-cell table:style-name="ce3" office:value-type="string" calcext:value-type="string">
            <text:p>Ad</text:p>
          </table:table-cell>
          <table:table-cell office:value-type="string" calcext:value-type="string">
            <text:p>Varchar(2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0:16:08.707000000</meta:creation-date>
    <dc:date>2024-02-26T10:22:30.204000000</dc:date>
    <meta:editing-duration>PT6M22S</meta:editing-duration>
    <meta:editing-cycles>1</meta:editing-cycles>
    <meta:document-statistic meta:table-count="1" meta:cell-count="31" meta:object-count="0"/>
    <meta:generator>LibreOffice/7.4.0.3$Windows_X86_64 LibreOffice_project/f85e47c08ddd19c015c0114a68350214f7066f5a</meta:generator>
  </office:meta>
</office:document-meta>
</file>